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="Dimension_20_Lines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Circle" draw:marker-end-width="0.6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FreeMono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id="id1" draw:layer="layout" svg:width="4.705cm" svg:height="1.595cm" svg:x="5.315cm" svg:y="4.245cm">
          <text:p text:style-name="P1"><text:span text:style-name="T1">PAU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7.67cm" svg:y1="2.94cm" svg:x2="7.667cm" svg:y2="4.245cm" draw:end-shape="id1" draw:end-glue-point="0" svg:d="m7670 2940v402h-3v903">
          <text:p/>
        </draw:connector>
        <draw:custom-shape draw:style-name="gr3" draw:text-style-name="P2" draw:id="id2" draw:layer="layout" svg:width="3.78cm" svg:height="1.595cm" svg:x="14.54cm" svg:y="6.255cm">
          <text:p text:style-name="P1"><text:span text:style-name="T1">DESTR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02cm" svg:y1="5.042cm" svg:x2="14.54cm" svg:y2="7.052cm" draw:start-shape="id1" draw:start-glue-point="1" draw:end-shape="id2" svg:d="m10020 5042c3390 0 1130 2010 4520 2010">
          <text:p/>
        </draw:connector>
        <draw:custom-shape draw:style-name="gr5" draw:text-style-name="P2" draw:id="id3" draw:layer="layout" svg:width="5cm" svg:height="1.595cm" svg:x="5.485cm" svg:y="8.475cm">
          <text:p text:style-name="P1"><text:span text:style-name="T1">ACTI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485cm" svg:y1="9.272cm" svg:x2="14.54cm" svg:y2="7.052cm" draw:start-shape="id3" draw:start-glue-point="1" draw:end-shape="id2" draw:end-glue-point="3" svg:d="m10485 9272c3042 0 1015-2220 4055-2220">
          <text:p/>
        </draw:connector>
        <draw:frame draw:style-name="gr6" draw:text-style-name="P5" draw:layer="layout" svg:width="4.312cm" svg:height="0.78cm" svg:x="12.15cm" svg:y="5.04cm">
          <draw:text-box>
            <text:p text:style-name="P4"><text:span text:style-name="T2">destroyApp()</text:span></text:p>
          </draw:text-box>
        </draw:frame>
        <draw:frame draw:style-name="gr6" draw:text-style-name="P5" draw:layer="layout" svg:width="4.312cm" svg:height="0.78cm" svg:x="12.25cm" svg:y="8.041cm">
          <draw:text-box>
            <text:p text:style-name="P4"><text:span text:style-name="T2">destroyApp()</text:span></text:p>
          </draw:text-box>
        </draw:frame>
        <draw:connector draw:style-name="gr4" draw:text-style-name="P3" draw:layer="layout" draw:type="curve" svg:x1="5.315cm" svg:y1="5.042cm" svg:x2="5.485cm" svg:y2="9.272cm" draw:start-shape="id1" draw:start-glue-point="3" draw:end-shape="id3" draw:end-glue-point="3" svg:d="m5315 5042c-751 0-836 4230 170 4230">
          <text:p/>
        </draw:connector>
        <draw:connector draw:style-name="gr4" draw:text-style-name="P3" draw:layer="layout" draw:type="curve" svg:x1="10.485cm" svg:y1="9.272cm" svg:x2="10.02cm" svg:y2="5.042cm" draw:start-shape="id3" draw:start-glue-point="1" draw:end-shape="id1" svg:d="m10485 9272c751 0 984-4230-465-4230">
          <text:p/>
        </draw:connector>
        <draw:connector draw:style-name="gr7" draw:text-style-name="P3" draw:layer="layout" svg:x1="18.32cm" svg:y1="7.052cm" svg:x2="19.449cm" svg:y2="7.013cm" draw:start-shape="id2" svg:d="m18320 7052h815v-39h314">
          <text:p/>
        </draw:connector>
        <draw:frame draw:style-name="gr6" draw:text-style-name="P5" draw:layer="layout" svg:width="3.677cm" svg:height="0.78cm" svg:x="7.535cm" svg:y="6.615cm">
          <draw:text-box>
            <text:p text:style-name="P6"><text:span text:style-name="T2">pauseApp()</text:span></text:p>
          </draw:text-box>
        </draw:frame>
        <draw:frame draw:style-name="gr6" draw:text-style-name="P5" draw:layer="layout" svg:width="3.677cm" svg:height="0.78cm" svg:x="1.335cm" svg:y="6.615cm">
          <draw:text-box>
            <text:p text:style-name="P6"><text:span text:style-name="T2">startApp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 Badenas</meta:initial-creator>
    <meta:creation-date>2008-11-14T10:57:49</meta:creation-date>
    <dc:creator>Sergi Badenas</dc:creator>
    <dc:date>2008-11-14T13:11:47</dc:date>
    <meta:editing-cycles>2</meta:editing-cycles>
    <meta:editing-duration>PT2H13M59S</meta:editing-duration>
    <meta:user-defined meta:name="Informació 1"/>
    <meta:user-defined meta:name="Informació 2"/>
    <meta:user-defined meta:name="Informació 3"/>
    <meta:user-defined meta:name="Informació 4"/>
    <meta:document-statistic meta:object-count="13"/>
  </office:meta>
</office:document-meta>
</file>